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1pt" officeooo:paragraph-rsid="001c10c3" style:font-size-asian="11pt" style:font-size-complex="11pt"/>
    </style:style>
    <style:style style:name="P2" style:family="paragraph" style:parent-style-name="Standard" style:list-style-name="L1">
      <style:text-properties fo:font-size="11pt" officeooo:paragraph-rsid="001eb5ce" style:font-size-asian="11pt" style:font-size-complex="11pt"/>
    </style:style>
    <style:style style:name="P3" style:family="paragraph" style:parent-style-name="Standard" style:list-style-name="L1">
      <style:text-properties fo:font-size="11pt" officeooo:paragraph-rsid="0020762d" style:font-size-asian="11pt" style:font-size-complex="11pt"/>
    </style:style>
    <style:style style:name="P4" style:family="paragraph" style:parent-style-name="Standard" style:list-style-name="L1">
      <style:text-properties fo:font-size="11pt" officeooo:paragraph-rsid="00226e0e" style:font-size-asian="11pt" style:font-size-complex="11pt"/>
    </style:style>
    <style:style style:name="P5" style:family="paragraph" style:parent-style-name="Standard" style:list-style-name="L1">
      <style:text-properties fo:font-size="11pt" officeooo:paragraph-rsid="00262d03" style:font-size-asian="11pt" style:font-size-complex="11pt"/>
    </style:style>
    <style:style style:name="P6" style:family="paragraph" style:parent-style-name="Standard" style:list-style-name="L1">
      <style:text-properties fo:font-size="11pt" officeooo:paragraph-rsid="00281cdd" style:font-size-asian="11pt" style:font-size-complex="11pt"/>
    </style:style>
    <style:style style:name="P7" style:family="paragraph" style:parent-style-name="Standard" style:list-style-name="L1">
      <style:text-properties fo:font-size="11pt" officeooo:paragraph-rsid="00288d0d" style:font-size-asian="11pt" style:font-size-complex="11pt"/>
    </style:style>
    <style:style style:name="P8" style:family="paragraph" style:parent-style-name="Standard" style:list-style-name="L1">
      <style:text-properties fo:font-size="11pt" officeooo:paragraph-rsid="002a0a92" style:font-size-asian="11pt" style:font-size-complex="11pt"/>
    </style:style>
    <style:style style:name="P9" style:family="paragraph" style:parent-style-name="Standard">
      <style:text-properties fo:font-size="11pt" officeooo:paragraph-rsid="001c10c3" style:font-size-asian="11pt" style:font-size-complex="11pt"/>
    </style:style>
    <style:style style:name="P10" style:family="paragraph" style:parent-style-name="Standard">
      <style:text-properties fo:font-size="11pt" officeooo:paragraph-rsid="00281cdd" style:font-size-asian="11pt" style:font-size-complex="11pt"/>
    </style:style>
    <style:style style:name="P11" style:family="paragraph" style:parent-style-name="Standard" style:list-style-name="L1">
      <style:text-properties fo:font-size="11pt" officeooo:rsid="002e6a62" officeooo:paragraph-rsid="002e6a62" style:font-size-asian="11pt" style:font-size-complex="11pt"/>
    </style:style>
    <style:style style:name="P12" style:family="paragraph" style:parent-style-name="Standard">
      <style:text-properties fo:font-size="11pt" officeooo:paragraph-rsid="0020762d" style:font-size-asian="11pt" style:font-size-complex="11pt"/>
    </style:style>
    <style:style style:name="P13" style:family="paragraph" style:parent-style-name="Standard">
      <style:text-properties fo:font-size="11pt" officeooo:paragraph-rsid="001eb5ce" style:font-size-asian="11pt" style:font-size-complex="11pt"/>
    </style:style>
    <style:style style:name="P14" style:family="paragraph" style:parent-style-name="Standard">
      <style:text-properties fo:font-size="11pt" officeooo:paragraph-rsid="002a0a92" style:font-size-asian="11pt" style:font-size-complex="11pt"/>
    </style:style>
    <style:style style:name="P15" style:family="paragraph" style:parent-style-name="Standard">
      <style:text-properties fo:font-size="11pt" officeooo:paragraph-rsid="00262d03" style:font-size-asian="11pt" style:font-size-complex="11pt"/>
    </style:style>
    <style:style style:name="P16" style:family="paragraph" style:parent-style-name="Standard" style:list-style-name="L1">
      <style:text-properties fo:color="#ce181e" fo:font-size="11pt" officeooo:paragraph-rsid="00237d2e" style:font-size-asian="11pt" style:font-size-complex="11pt"/>
    </style:style>
    <style:style style:name="P17" style:family="paragraph" style:parent-style-name="Standard" style:list-style-name="L1">
      <style:text-properties fo:color="#355269" fo:font-size="11pt" officeooo:paragraph-rsid="002c3eb2" style:font-size-asian="11pt" style:font-size-complex="11pt"/>
    </style:style>
    <style:style style:name="P18" style:family="paragraph" style:parent-style-name="Standard" style:list-style-name="L1" style:master-page-name="">
      <style:paragraph-properties style:page-number="auto"/>
      <style:text-properties fo:color="#ce181e" fo:font-size="11pt" officeooo:paragraph-rsid="0024645c" style:font-size-asian="11pt" style:font-size-complex="11pt"/>
    </style:style>
    <style:style style:name="T1" style:family="text">
      <style:text-properties officeooo:rsid="001c10c3"/>
    </style:style>
    <style:style style:name="T2" style:family="text">
      <style:text-properties style:font-name="DejaVu Sans Mono" officeooo:rsid="001c10c3"/>
    </style:style>
    <style:style style:name="T3" style:family="text">
      <style:text-properties officeooo:rsid="002c3eb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49091768" text:style-name="L1">
        <text:list-item>
          <text:p text:style-name="P18">Функция Ляпунова. Второй метод Ляпунова.</text:p>
        </text:list-item>
        <text:list-item>
          <text:p text:style-name="P16">Релаксационные колебания.</text:p>
        </text:list-item>
        <text:list-item>
          <text:p text:style-name="P16">Динамика быстро-медленных систем с однократной релаксацией.</text:p>
          <text:p text:style-name="P16"/>
        </text:list-item>
        <text:list-item>
          <text:p text:style-name="P4">Стационарный и нестационарный эффекты Джозефсона.</text:p>
        </text:list-item>
        <text:list-item>
          <text:p text:style-name="P4">Динамика сверхпроводящего Джозефсоновского контакта (случай <text:span text:style-name="T1">0</text:span>&lt;<text:span text:style-name="T2">γ</text:span>&lt;1, <text:span text:style-name="T2">λ</text:span>=0).</text:p>
        </text:list-item>
        <text:list-item>
          <text:p text:style-name="P4">Динамика сверхпроводящего Джозефсоновского контакта (существование петли сепаратрисы седла).</text:p>
        </text:list-item>
        <text:list-item>
          <text:p text:style-name="P4">Динамика сверхпроводящего Джозефсоновского контакта (случай <text:span text:style-name="T2">γ</text:span>&gt;1).</text:p>
        </text:list-item>
        <text:list-item>
          <text:p text:style-name="P4">Вольтамперная характеристика Джозефсоновского контакта.</text:p>
          <text:p text:style-name="P4"/>
        </text:list-item>
        <text:list-item>
          <text:p text:style-name="P4">Метод Ван-дер-Поля для автономных систем.</text:p>
        </text:list-item>
        <text:list-item>
          <text:p text:style-name="P4">Мягкий режим возбуждения автоколебаний.</text:p>
        </text:list-item>
        <text:list-item>
          <text:p text:style-name="P4">Жесткий режим возбуждения автоколебаний.</text:p>
          <text:p text:style-name="P11"/>
        </text:list-item>
        <text:list-item>
          <text:p text:style-name="P3">Резонанс в линейном осцилляторе.</text:p>
        </text:list-item>
      </text:list>
      <text:p text:style-name="P12"/>
      <text:list xml:id="list132716956381198" text:continue-numbering="true" text:style-name="L1">
        <text:list-item>
          <text:p text:style-name="P3">Резонанс в нелинейном осцилляторе (консервативный случай).</text:p>
        </text:list-item>
        <text:list-item>
          <text:p text:style-name="P3">Резонанс в нелинейном осцилляторе (диссипативный случай). </text:p>
        </text:list-item>
      </text:list>
      <text:p text:style-name="P12"/>
      <text:list xml:id="list132718154762587" text:continue-numbering="true" text:style-name="L1">
        <text:list-item>
          <text:p text:style-name="P2">Вынужденная синхронизация.</text:p>
        </text:list-item>
      </text:list>
      <text:p text:style-name="P13"/>
      <text:list xml:id="list132718216670811" text:continue-numbering="true" text:style-name="L1">
        <text:list-item>
          <text:p text:style-name="P1">Колебания и волны в цепочке взаимосвязанных линейных осцилляторов. Дисперсия. Предельный переход от упорядоченной структуры к среде.</text:p>
        </text:list-item>
      </text:list>
      <text:p text:style-name="P9"/>
      <text:list xml:id="list132717905353351" text:continue-numbering="true" text:style-name="L1">
        <text:list-item>
          <text:p text:style-name="P1">Диффузионная неустойчивость. Структуры Тьюринга.</text:p>
        </text:list-item>
      </text:list>
      <text:p text:style-name="P9"/>
      <text:list xml:id="list132717645966511" text:continue-numbering="true" text:style-name="L1">
        <text:list-item>
          <text:p text:style-name="P7">Простые волны. Образование разрыва.</text:p>
        </text:list-item>
        <text:list-item>
          <text:p text:style-name="P8">Волны на мелкой воде.</text:p>
        </text:list-item>
      </text:list>
      <text:p text:style-name="P14"/>
      <text:list xml:id="list132718716909370" text:continue-numbering="true" text:style-name="L1">
        <text:list-item>
          <text:p text:style-name="P5">Солитоны в уравнении Кортевега-де-Вриза. Эволюция солитоноподобных начальных распределений.</text:p>
        </text:list-item>
      </text:list>
      <text:p text:style-name="P15"/>
      <text:list xml:id="list132716995030424" text:continue-numbering="true" text:style-name="L1">
        <text:list-item>
          <text:p text:style-name="P6">Ударные волны в уравнении КдВ-Бюргерса.</text:p>
        </text:list-item>
      </text:list>
      <text:p text:style-name="P10"/>
      <text:list xml:id="list132717815270193" text:continue-numbering="true" text:style-name="L1">
        <text:list-item>
          <text:p text:style-name="P1">Параметрические системы. Теория Флоке. Параметрический резонанс.</text:p>
        </text:list-item>
        <text:list-item>
          <text:p text:style-name="P1">Колебания маятника при скачкообразном изменении его длины.</text:p>
        </text:list-item>
      </text:list>
      <text:p text:style-name="P9"/>
      <text:list xml:id="list132717333048569" text:continue-numbering="true" text:style-name="L1">
        <text:list-item>
          <text:p text:style-name="P1">Приближение ВКБ. <text:span text:style-name="T1">Адиа</text:span>батический инвариант.</text:p>
        </text:list-item>
      </text:list>
      <text:p text:style-name="P9"/>
      <text:list xml:id="list132718306423373" text:continue-numbering="true" text:style-name="L1">
        <text:list-item>
          <text:p text:style-name="P1">Классификация грубых предельных циклов в пространстве.</text:p>
        </text:list-item>
        <text:list-item>
          <text:p text:style-name="P1">Грубые предельные циклы в пространстве (действительные мультипликаторы).</text:p>
        </text:list-item>
        <text:list-item>
          <text:p text:style-name="P1">Двукратный предельный цикл в пространстве.</text:p>
        </text:list-item>
        <text:list-item>
          <text:p text:style-name="P1">Бифуркация удвоения периода периодического движения.</text:p>
        </text:list-item>
        <text:list-item>
          <text:p text:style-name="P1"><text:span text:style-name="T1">Би</text:span>фуркация рожден<text:span text:style-name="T1">и</text:span>я инвариантного тора.</text:p>
        </text:list-item>
        <text:list-item>
          <text:p text:style-name="P17"><text:span text:style-name="T1">Би</text:span>фуркация <text:span text:style-name="T3">коразмерности 1 (Андронова-Хопфа) <text:s text:c="2"/>в трехмерном пространстве ?</text:span></text:p>
        </text:list-item>
        <text:list-item>
          <text:p text:style-name="P17">Бифуркации периодических движений в трехмерном пространстве (бифуркация +1)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64cm" fo:margin-bottom="1.984cm" fo:margin-left="0.818cm" fo:margin-right="0.8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4:00:54.268343303</meta:creation-date>
    <dc:date>2019-06-23T13:27:16.480669481</dc:date>
    <meta:editing-duration>PT31M51S</meta:editing-duration>
    <meta:editing-cycles>22</meta:editing-cycles>
    <meta:generator>LibreOffice/6.1.6.3$Linux_X86_64 LibreOffice_project/10$Build-3</meta:generator>
    <meta:print-date>2019-06-22T14:32:30.303229967</meta:print-date>
    <meta:document-statistic meta:table-count="0" meta:image-count="0" meta:object-count="0" meta:page-count="1" meta:paragraph-count="31" meta:word-count="207" meta:character-count="1775" meta:non-whitespace-character-count="1627"/>
  </office:meta>
</office:document-meta>
</file>